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te Carlo Simulations</text:p>
      <text:p text:style-name="P1"/>
      <text:list xml:id="list8371532361929888046" text:style-name="L1">
        <text:list-item>
          <text:p text:style-name="P3">How does the number of monte carlo simulations effect the win rate of the MCTS<text:line-break/> agent?</text:p>
        </text:list-item>
        <text:list-item>
          <text:p text:style-name="P3">Is there a number of MCTS sims among the four trial variables that is more efficient than others?</text:p>
        </text:list-item>
      </text:list>
      <text:p text:style-name="P2"/>
      <text:p text:style-name="P2"><text:tab/>Expiriments to discover the effects of win rates based on the number of monte carlo simulations requires isolation of other variables and as such the testing was performed under two conditions. The first condition was against a Soft 17 dealer with 1000 blackjack simulations and 1 deck. The second was against a Hard 17 dealer with 1000 blackjack simulations and 1 deck. This number of blackjack simulations represents a large enough sample size such that the data is accurate while the number of decks was selected as 1 to observe if there was much variance between monte carlo simulations. If there is a high variance then it becomes necessary to perform multiple trials with differing deck numbers as well as varying monte carlo simulations, while little to no variance would allow the expiriment to later test the number of decks as an isolated and independant variable. Simulations would play against both dealer types in order to observe whether or not the MCTS agent played better against one over the other. This expiriment would test these conditions with 50, 100, 500, and 1000 Monte Carlo simulations. One hundred data points were collected for each simulation, for a total of 100,000 rounds of blackjack played per data set.</text:p>
      <text:p text:style-name="P2"><text:tab/>Based on the data collected for this expiriment there were no meaningfully significant changes in win rates versus either Hard or Soft dealers across the above values for Monte Carlo simulations. The minimum win rate's across all trials showed no significant changes between the number of simulations nor between dealer types. The maximum win rate for both Soft and Hard dealers was insignificant after accounting for outliers. This expiriment shows that a large number of Monte Carlo simulations is not necessary in casino-syle blackjack, and that since blackjack has a small number of decision points then using the 50 Monte Carlo simulations provides approximately equal accuracy to using 1000 but without the extra memory overhead.</text:p>
      <text:p text:style-name="P2"/>
      <text:p text:style-name="P2">[Charts and data blocks and stuff needs included for MC si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1M7S</meta:editing-duration>
    <meta:editing-cycles>11</meta:editing-cycles>
    <meta:generator>OpenOffice/4.0.1$Win32 OpenOffice.org_project/401m5$Build-9714</meta:generator>
    <dc:date>2015-07-07T12:04:19.83</dc:date>
    <dc:creator>Jon Collins</dc:creator>
    <meta:document-statistic meta:table-count="0" meta:image-count="0" meta:object-count="0" meta:page-count="1" meta:paragraph-count="6" meta:word-count="371" meta:character-count="2242"/>
    <meta:user-defined meta:name="Info 1"/>
    <meta:user-defined meta:name="Info 2"/>
    <meta:user-defined meta:name="Info 3"/>
    <meta:user-defined meta:name="Info 4"/>
  </office:meta>
</office:document-meta>
</file>